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5" draw:layer="layout" svg:width="4.79cm" svg:height="1.412cm" svg:x="7.787cm" svg:y="4.522cm"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6.113cm" svg:height="1.596cm" svg:x="7.126cm" svg:y="13.823cm">
          <text:p text:style-name="P1">Rewrite ru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39cm" svg:height="1.505cm" svg:x="8.563cm" svg:y="6.206cm">
          <text:p text:style-name="P1">Variab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.239cm" svg:height="1.505cm" svg:x="0.635cm" svg:y="0.635cm"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7.573cm" svg:height="1.46cm" svg:x="6.396cm" svg:y="2.598cm">
          <text:p text:style-name="P1">Abstract Data Type</text:p>
          <draw:enhanced-geometry svg:viewBox="0 0 21600 21600" draw:type="rectangle" draw:enhanced-path="M 0 0 L 21600 0 21600 21600 0 21600 0 0 Z N"/>
        </draw:custom-shape>
        <draw:connector draw:style-name="gr3" draw:layer="layout" draw:type="curve" svg:x1="3.874cm" svg:y1="1.387cm" svg:x2="8.608cm" svg:y2="1.365cm" draw:start-shape="id1" draw:start-glue-point="1" draw:end-shape="id2" draw:end-glue-point="3" svg:d="m3874 1387c3550 0 1184-22 4734-22">
          <text:p/>
        </draw:connector>
        <draw:custom-shape draw:style-name="gr1" draw:text-style-name="P1" draw:id="id6" draw:layer="layout" svg:width="3.239cm" svg:height="1.505cm" svg:x="8.563cm" svg:y="8.077cm">
          <text:p text:style-name="P1">Alias</text:p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3.879cm" svg:height="1.505cm" svg:x="8.243cm" svg:y="11.909cm">
          <text:p text:style-name="P1">Annota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2.19cm" svg:height="1.596cm" svg:x="9.087cm" svg:y="10.036cm">
          <text:p text:style-name="P1">Tag</text:p>
          <draw:enhanced-geometry svg:viewBox="0 0 21600 21600" draw:type="rectangle" draw:enhanced-path="M 0 0 L 21600 0 21600 21600 0 21600 0 0 Z N"/>
        </draw:custom-shape>
        <draw:line draw:style-name="gr3" draw:layer="layout" svg:x1="1.688cm" svg:y1="16.786cm" svg:x2="3.741cm" svg:y2="16.786cm">
          <text:p/>
        </draw:line>
        <draw:frame draw:style-name="gr4" draw:layer="layout" svg:width="4.925cm" svg:height="0.937cm" svg:x="4.333cm" svg:y="16.285cm">
          <draw:text-box>
            <text:p>= may-contain</text:p>
          </draw:text-box>
        </draw:frame>
        <draw:custom-shape draw:style-name="gr1" draw:text-style-name="P1" draw:id="id2" draw:layer="layout" svg:width="3.148cm" svg:height="1.46cm" svg:x="8.608cm" svg:y="0.635cm">
          <text:p text:style-name="P1">Impor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29cm" svg:height="10.688cm" svg:x="14.123cm" svg:y="0.635cm">
          <text:p/>
          <draw:enhanced-geometry svg:viewBox="0 0 21600 21600" draw:glue-points="0 0 0 21600 21600 10800" draw:text-areas="0 ?f9 7800 ?f10" draw:type="right-brace" draw:modifiers="1548.3585392844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1.09cm" svg:height="3.696cm" svg:x="14.201cm" svg:y="11.7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2" draw:layer="layout" svg:width="5.758cm" svg:height="0.937cm" svg:x="16.109cm" svg:y="5.603cm">
          <draw:text-box>
            <text:p><text:span text:style-name="T1">Familiar</text:span></text:p>
          </draw:text-box>
        </draw:frame>
        <draw:frame draw:style-name="gr6" draw:text-style-name="P2" draw:layer="layout" svg:width="5.758cm" svg:height="0.937cm" svg:x="15.832cm" svg:y="13.075cm">
          <draw:text-box>
            <text:p><text:span text:style-name="T1">Less Familiar</text:span></text:p>
          </draw:text-box>
        </draw:frame>
        <draw:connector draw:style-name="gr3" draw:layer="layout" draw:line-skew="-0.84cm" svg:x1="4.99cm" svg:y1="1.406cm" svg:x2="7.126cm" svg:y2="14.621cm" draw:end-shape="id3" svg:d="m4990 1406h-23v13215h2159">
          <text:p/>
        </draw:connector>
        <draw:connector draw:style-name="gr3" draw:layer="layout" draw:type="line" svg:x1="4.989cm" svg:y1="3.333cm" svg:x2="6.396cm" svg:y2="3.328cm" draw:end-shape="id4" draw:end-glue-point="3" svg:d="m4989 3333 1407-5">
          <text:p/>
        </draw:connector>
        <draw:connector draw:style-name="gr3" draw:layer="layout" draw:type="line" svg:x1="4.967cm" svg:y1="5.238cm" svg:x2="7.787cm" svg:y2="5.228cm" draw:end-shape="id5" draw:end-glue-point="3" svg:d="m4967 5238 2820-10">
          <text:p/>
        </draw:connector>
        <draw:line draw:style-name="gr3" draw:layer="layout" svg:x1="5.012cm" svg:y1="7.054cm" svg:x2="8.595cm" svg:y2="7.053cm">
          <text:p/>
        </draw:line>
        <draw:connector draw:style-name="gr3" draw:layer="layout" draw:type="line" svg:x1="4.922cm" svg:y1="8.822cm" svg:x2="8.563cm" svg:y2="8.829cm" draw:end-shape="id6" svg:d="m4922 8822 3641 7">
          <text:p/>
        </draw:connector>
        <draw:connector draw:style-name="gr3" draw:layer="layout" draw:type="line" svg:x1="4.967cm" svg:y1="10.841cm" svg:x2="9.087cm" svg:y2="10.834cm" draw:end-shape="id7" draw:end-glue-point="3" svg:d="m4967 10841 4120-7">
          <text:p/>
        </draw:connector>
        <draw:connector draw:style-name="gr3" draw:layer="layout" draw:type="line" svg:x1="4.922cm" svg:y1="12.655cm" svg:x2="8.243cm" svg:y2="12.661cm" draw:end-shape="id8" draw:end-glue-point="3" svg:d="m4922 12655 3321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3-11-20T08:45:33</meta:creation-date>
    <dc:date>2009-10-12T13:38:35</dc:date>
    <dc:language>en-US</dc:language>
    <meta:editing-cycles>19</meta:editing-cycles>
    <meta:editing-duration>PT03H22M20S</meta:editing-duration>
    <dc:creator>Paul Klint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